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d7fb" officeooo:paragraph-rsid="0001d7fb"/>
    </style:style>
    <style:style style:name="P2" style:family="paragraph" style:parent-style-name="Standard">
      <style:paragraph-properties fo:text-align="center" style:justify-single-word="false"/>
      <style:text-properties fo:font-size="40pt" officeooo:rsid="0001d7fb" officeooo:paragraph-rsid="0001d7fb" style:font-size-asian="35pt" style:font-size-complex="40pt"/>
    </style:style>
    <style:style style:name="P3" style:family="paragraph" style:parent-style-name="Standard">
      <style:paragraph-properties fo:text-align="center" style:justify-single-word="false"/>
      <style:text-properties officeooo:rsid="0003068e" officeooo:paragraph-rsid="0001d7fb"/>
    </style:style>
    <style:style style:name="P4" style:family="paragraph" style:parent-style-name="Standard">
      <style:paragraph-properties fo:text-align="center" style:justify-single-word="false" fo:break-before="page"/>
      <style:text-properties officeooo:rsid="0001d7fb" officeooo:paragraph-rsid="0001d7fb"/>
    </style:style>
    <style:style style:name="P5" style:family="paragraph" style:parent-style-name="Text_20_body">
      <style:paragraph-properties fo:break-before="page"/>
      <style:text-properties officeooo:rsid="0001d7fb" officeooo:paragraph-rsid="0001d7fb"/>
    </style:style>
    <style:style style:name="P6" style:family="paragraph" style:parent-style-name="Text_20_body">
      <style:text-properties officeooo:rsid="0001d7fb" officeooo:paragraph-rsid="0001d7fb"/>
    </style:style>
    <style:style style:name="P7" style:family="paragraph" style:parent-style-name="Title">
      <style:text-properties officeooo:rsid="0006280f" officeooo:paragraph-rsid="0006280f"/>
    </style:style>
    <style:style style:name="T1" style:family="text">
      <style:text-properties officeooo:rsid="000505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Title">KirjoitusBotti3000</text:p>
      <text:p text:style-name="P7">Käyttöohje</text:p>
      <text:p text:style-name="P2"/>
      <text:p text:style-name="Subtitle">Hossein Bahmanpour</text:p>
      <text:p text:style-name="P3"/>
      <text:p text:style-name="P6"/>
      <text:p text:style-name="P5"/>
      <text:p text:style-name="P6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2:47:06.791705591</meta:creation-date>
    <dc:date>2017-12-22T13:10:30.813493984</dc:date>
    <meta:editing-duration>PT8M2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3" meta:word-count="4" meta:character-count="46" meta:non-whitespace-character-count="45"/>
  </office:meta>
</office:document-meta>
</file>